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88000003DE5D2837C5.png" manifest:media-type="image/png"/>
  <manifest:file-entry manifest:full-path="Pictures/10000201000002AE000003BC82E517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5cm" draw:marker-start-width="0.575cm" draw:marker-end="Arrow" draw:marker-end-width="0.675cm" draw:fill="none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47cm" svg:height="21.589cm" svg:x="0cm" svg:y="0cm">
          <draw:image xlink:href="Pictures/1000020100000188000003DE5D2837C5.png" xlink:type="simple" xlink:show="embed" xlink:actuate="onLoad">
            <text:p/>
          </draw:image>
        </draw:frame>
        <draw:frame draw:style-name="gr1" draw:text-style-name="P1" draw:layer="layout" svg:width="9.985cm" svg:height="13.916cm" draw:transform="rotate (3.1394982584874) translate (26.895cm 17.239cm)">
          <draw:image xlink:href="Pictures/10000201000002AE000003BC82E517B7.png" xlink:type="simple" xlink:show="embed" xlink:actuate="onLoad">
            <text:p/>
          </draw:image>
        </draw:frame>
        <draw:line draw:style-name="gr2" draw:text-style-name="P1" draw:layer="layout" svg:x1="8.89cm" svg:y1="10.668cm" svg:x2="15.875cm" svg:y2="10.668cm">
          <text:p/>
        </draw:line>
        <draw:frame draw:style-name="gr3" draw:text-style-name="P2" draw:layer="layout" svg:width="6.223cm" svg:height="1.52cm" svg:x="9.017cm" svg:y="9.148cm">
          <draw:text-box>
            <text:p><text:span text:style-name="T1">GMIN + MD</text:span></text:p>
          </draw:text-box>
        </draw:frame>
        <draw:frame draw:style-name="gr4" draw:text-style-name="P3" draw:layer="layout" svg:width="4.699cm" svg:height="1.901cm" svg:x="7.239cm" svg:y="0.889cm">
          <draw:text-box>
            <text:p text:style-name="P3"><text:span text:style-name="T2">Lipase</text:span></text:p>
          </draw:text-box>
        </draw:frame>
        <draw:frame draw:style-name="gr4" draw:text-style-name="P3" draw:layer="layout" svg:width="5.969cm" svg:height="2.139cm" svg:x="4.953cm" svg:y="12.446cm">
          <draw:text-box>
            <text:p text:style-name="P3"><text:span text:style-name="T2">YtvA linker helix (2PR5)</text:span></text:p>
          </draw:text-box>
        </draw:frame>
        <draw:frame draw:style-name="gr4" draw:text-style-name="P3" draw:layer="layout" svg:width="4.699cm" svg:height="1.901cm" svg:x="6.096cm" svg:y="19.431cm">
          <draw:text-box>
            <text:p text:style-name="P3"><text:span text:style-name="T2">Ci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0T17:11:25</meta:creation-date>
    <meta:generator>LibreOffice/3.5$Linux_X86_64 LibreOffice_project/350m1$Build-2</meta:generator>
    <dc:date>2013-05-20T17:18:05</dc:date>
    <meta:editing-duration>PT1M56S</meta:editing-duration>
    <meta:editing-cycles>3</meta:editing-cycles>
    <meta:document-statistic meta:object-count="7"/>
  </office:meta>
</office:document-meta>
</file>